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age1</text:span></text:p>
          </draw:text-box>
        </draw:frame>
        <draw:frame draw:name="Подзаголовок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<text:a xlink:href="#Подзаголовок 2" xlink:type="simple">Link1ToPage1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Для правки текста заголовка щёлкните мышью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17">17.6.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Andrey</meta:initial-creator>
    <meta:editing-cycles>7</meta:editing-cycles>
    <meta:creation-date>2015-06-03T06:56:32</meta:creation-date>
    <dc:date>2015-06-17T15:07:36.969000000</dc:date>
    <meta:editing-duration>PT38S</meta:editing-duration>
    <meta:generator>LibreOffice/4.3.4.1$Windows_x86 LibreOffice_project/bc356b2f991740509f321d70e4512a6a54c5f243</meta:generator>
    <meta:document-statistic meta:object-count="25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